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arn OpenUSD</text:h>
      <text:p text:style-name="Standard"><text:a xlink:type="simple" xlink:href="https://docs.nvidia.com/learn-openusd/latest/index.html" text:style-name="Internet_20_link" text:visited-style-name="Visited_20_Internet_20_Link">https://docs.nvidia.com/learn-openusd/latest/index.html</text:a></text:p>
      <text:p text:style-name="Standard"/>
      <text:p text:style-name="P1">OpenUSD to bezpłatna ścieżka edukacyjna typu open source, zaprojektowana, aby pomóc Ci opanować umiejętności niezbędne do tworzenia wydajnych procesów pracy 3D za pomocą OpenUSD (Universal Scene Description).</text:p>
      <text:p text:style-name="P1">Wraz z rosnącym zapotrzebowaniem na wiedzę specjalistyczną w zakresie USD w złożonych projektach 3D, kompleksowe szkolenia stają się ważniejsze niż kiedykolwiek. Niniejszy program nauczania ma na celu upowszechnienie wiedzy na temat USD, ustanowienie najlepszych praktyk w zakresie rozwoju procesów 3D oraz umożliwienie zarówno osobom indywidualnym, jak i organizacjom rozwijanie i weryfikowanie swoich umiejętności w zakresie USD.</text:p>
      <text:h text:style-name="Heading_20_1" text:outline-level="1">Czym jest OpenUSD?</text:h>
      <text:p text:style-name="P2">OpenUSD (Universal Scene Description) to otwarta platforma opracowana przez Pixar do opisywania, komponowania, symulowania i współpracy w scenach 3D. Chociaż pierwotnie stworzona dla procesu animacji Pixar, OpenUSD stała się standardem w wielu branżach, umożliwiającym rozwój cyfrowych bliźniaków i sztucznej inteligencji w światach 3D.</text:p>
      <text:p text:style-name="Standard"/>
      <text:p text:style-name="Standard"><text:a xlink:type="simple" xlink:href="https://cdnapisec.kaltura.com/p/2935771/embedPlaykitJs/uiconf_id/53712482?iframeembed=true&amp;entry_id=1_vtnis0wv" text:style-name="Internet_20_link" text:visited-style-name="Visited_20_Internet_20_Link">https://cdnapisec.kaltura.com/p/2935771/embedPlaykitJs/uiconf_id/53712482?iframeembed=true&amp;entry_id=1_vtnis0wv</text:a></text:p>
      <text:h text:style-name="Heading_20_2" text:outline-level="2">Główny cel</text:h>
      <text:p text:style-name="P1">OpenUSD rozwiązuje podstawowy problem związany z zarządzaniem złożonymi scenami 3D w środowiskach współpracy, zapewniając ujednoliconą strukturę, która umożliwia wielu zespołom jednoczesną pracę nad różnymi aspektami sceny bez destrukcyjnych konfliktów.</text:p>
      <text:h text:style-name="Heading_20_2" text:outline-level="2">Kluczowe możliwości</text:h>
      <text:h text:style-name="Heading_20_3" text:outline-level="3">Współpraca niepowodująca zniszczeń</text:h>
      <text:p text:style-name="P1">OpenUSD umożliwia wielu artystom i zespołom współtworzenie tej samej sceny bez nadpisywania nawzajem swoich prac. Zmiany są nakładane warstwowo i łączone, zachowując oryginalne dane, a jednocześnie umożliwiając iteracyjne udoskonalanie.</text:p>
      <text:h text:style-name="Heading_20_3" text:outline-level="3">Modułowość i skalowalność</text:h>
      <text:p text:style-name="P1">Sceny można budować z komponentów wielokrotnego użytku, które można odwoływać, instancjonować i udostępniać w różnych projektach. To modułowe podejście pozwala na skalowanie od prostych zasobów do ogromnych wirtualnych światów zawierających miliony obiektów.</text:p>
      <text:h text:style-name="Heading_20_3" text:outline-level="3"><text:soft-page-break/>Współpraca między aplikacjami</text:h>
      <text:p text:style-name="P1">OpenUSD działa jako wspólny język między różnymi aplikacjami 3D, umożliwiając płynny przepływ danych między narzędziami do modelowania, animacji, oświetlenia i renderowania.</text:p>
      <text:h text:style-name="Heading_20_2" text:outline-level="2">Pierwsze kroki</text:h>
      <text:p text:style-name="P1">Ścieżka edukacyjna OpenUSD poprowadzi Cię krok po kroku przez koncepcje OpenUSD, zaczynając od podstawowych elementów składowych, a kończąc na zaawansowanych technikach kompozycji. Każda lekcja zawiera praktyczne przykłady i próbki kodu w języku Python, które pomogą Ci zastosować te koncepcje w swoich własnych projektach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2-07T14:07:37.900706521</meta:creation-date>
    <dc:date>2026-02-09T16:33:20.005550313</dc:date>
    <dc:creator>Mateusz Pomianek</dc:creator>
    <meta:editing-duration>PT4M58S</meta:editing-duration>
    <meta:editing-cycles>3</meta:editing-cycles>
    <meta:generator>LibreOffice/25.8.4.2$Linux_X86_64 LibreOffice_project/580$Build-2</meta:generator>
    <meta:document-statistic meta:table-count="0" meta:image-count="0" meta:object-count="0" meta:page-count="2" meta:paragraph-count="18" meta:word-count="302" meta:character-count="2545" meta:non-whitespace-character-count="2261"/>
  </office:meta>
</office:document-meta>
</file>